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Segoe UI" style:font-name-complex="Segoe UI" fo:font-weight="bold" style:font-weight-asian="bold"/>
    </style:style>
    <style:style style:name="P4" style:parent-style-name="Normal" style:family="paragraph">
      <style:paragraph-properties fo:text-align="center"/>
      <style:text-properties style:font-name="Segoe UI" style:font-name-complex="Segoe UI"/>
    </style:style>
    <style:style style:name="P5" style:parent-style-name="Normal" style:family="paragraph">
      <style:paragraph-properties fo:break-before="column"/>
    </style:style>
    <style:style style:name="P6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" style:parent-style-name="DefaultParagraphFont" style:family="text">
      <style:text-properties style:font-name-asian="Times New Roman" style:language-asian="en" style:country-asian="GB"/>
    </style:style>
    <style:style style:name="P8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9" style:parent-style-name="DefaultParagraphFont" style:family="text">
      <style:text-properties style:font-name-asian="Times New Roman" style:language-asian="en" style:country-asian="GB"/>
    </style:style>
    <style:style style:name="P10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1" style:parent-style-name="DefaultParagraphFont" style:family="text">
      <style:text-properties style:font-name-asian="Times New Roman" style:language-asian="en" style:country-asian="GB"/>
    </style:style>
    <style:style style:name="P12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3" style:parent-style-name="DefaultParagraphFont" style:family="text">
      <style:text-properties style:font-name-asian="Times New Roman" style:language-asian="en" style:country-asian="GB"/>
    </style:style>
    <style:style style:name="P14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15" style:parent-style-name="DefaultParagraphFont" style:family="text">
      <style:text-properties style:font-name-asian="Times New Roman" style:language-asian="en" style:country-asian="GB"/>
    </style:style>
    <style:style style:name="P16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7" style:parent-style-name="DefaultParagraphFont" style:family="text">
      <style:text-properties style:font-name-asian="Times New Roman" style:language-asian="en" style:country-asian="GB"/>
    </style:style>
    <style:style style:name="P18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19" style:parent-style-name="DefaultParagraphFont" style:family="text">
      <style:text-properties style:font-name-asian="Times New Roman" style:language-asian="en" style:country-asian="GB"/>
    </style:style>
    <style:style style:name="P20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21" style:parent-style-name="DefaultParagraphFont" style:family="text">
      <style:text-properties style:font-name-asian="Times New Roman" style:language-asian="en" style:country-asian="GB"/>
    </style:style>
    <style:style style:name="P22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23" style:parent-style-name="DefaultParagraphFont" style:family="text">
      <style:text-properties style:font-name-asian="Times New Roman" style:language-asian="en" style:country-asian="GB"/>
    </style:style>
    <style:style style:name="P24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25" style:parent-style-name="DefaultParagraphFont" style:family="text">
      <style:text-properties style:font-name-asian="Times New Roman" style:language-asian="en" style:country-asian="GB"/>
    </style:style>
    <style:style style:name="P26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27" style:parent-style-name="DefaultParagraphFont" style:family="text">
      <style:text-properties style:font-name-asian="Times New Roman" style:language-asian="en" style:country-asian="GB"/>
    </style:style>
    <style:style style:name="P28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29" style:parent-style-name="DefaultParagraphFont" style:family="text">
      <style:text-properties style:font-name-asian="Times New Roman" style:language-asian="en" style:country-asian="GB"/>
    </style:style>
    <style:style style:name="P30" style:parent-style-name="TOC3" style:family="paragraph">
      <style:paragraph-properties>
        <style:tab-stops>
          <style:tab-stop style:type="left" style:position="0.6111in"/>
          <style:tab-stop style:type="right" style:leader-style="dotted" style:leader-text="." style:position="5.9555in"/>
        </style:tab-stops>
      </style:paragraph-properties>
    </style:style>
    <style:style style:name="T31" style:parent-style-name="DefaultParagraphFont" style:family="text">
      <style:text-properties style:font-name-asian="Times New Roman" style:language-asian="en" style:country-asian="GB"/>
    </style:style>
    <style:style style:name="P3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3" style:parent-style-name="DefaultParagraphFont" style:family="text">
      <style:text-properties style:font-name-asian="Times New Roman" style:language-asian="en" style:country-asian="GB"/>
    </style:style>
    <style:style style:name="P34" style:parent-style-name="Heading1" style:family="paragraph">
      <style:paragraph-properties fo:break-before="column"/>
    </style:style>
    <style:style style:name="P35" style:parent-style-name="Heading1" style:family="paragraph"/>
    <style:style style:name="P36" style:parent-style-name="Heading1" style:family="paragraph"/>
    <style:style style:name="P37" style:parent-style-name="Heading2" style:family="paragraph">
      <style:paragraph-properties fo:margin-left="0.25in">
        <style:tab-stops/>
      </style:paragraph-properties>
    </style:style>
    <style:style style:name="P38" style:parent-style-name="Heading2" style:family="paragraph"/>
    <style:style style:name="P39" style:parent-style-name="Heading3" style:family="paragraph"/>
    <style:style style:name="P40" style:parent-style-name="Heading2" style:family="paragraph"/>
    <style:style style:name="P41" style:parent-style-name="Heading3" style:family="paragraph"/>
    <style:style style:name="P42" style:parent-style-name="Heading3" style:family="paragraph"/>
    <style:style style:name="P43" style:parent-style-name="Heading2" style:family="paragraph"/>
    <style:style style:name="P44" style:parent-style-name="Heading3" style:family="paragraph">
      <style:paragraph-properties fo:margin-left="0.6895in" fo:text-indent="-0.3937in">
        <style:tab-stops/>
      </style:paragraph-properties>
    </style:style>
    <style:style style:name="P45" style:parent-style-name="Heading4" style:family="paragraph"/>
    <style:style style:name="P46" style:parent-style-name="Heading4" style:family="paragraph"/>
    <style:style style:name="P47" style:parent-style-name="Normal" style:family="paragraph">
      <style:paragraph-properties fo:margin-left="0.6895in" fo:text-indent="-0.3937in">
        <style:tab-stops/>
      </style:paragraph-properties>
    </style:style>
    <style:style style:name="P48" style:parent-style-name="Heading3" style:family="paragraph">
      <style:paragraph-properties fo:margin-left="0.6895in" fo:text-indent="-0.3937in">
        <style:tab-stops/>
      </style:paragraph-properties>
    </style:style>
    <style:style style:name="P49" style:parent-style-name="Heading4" style:family="paragraph"/>
    <style:style style:name="P50" style:parent-style-name="Heading4" style:family="paragraph"/>
    <style:style style:name="P51" style:parent-style-name="Normal" style:family="paragraph">
      <style:paragraph-properties fo:margin-left="0.6895in" fo:text-indent="-0.3937in">
        <style:tab-stops/>
      </style:paragraph-properties>
    </style:style>
    <style:style style:name="P52" style:parent-style-name="Heading3" style:family="paragraph">
      <style:paragraph-properties fo:margin-left="0.6895in" fo:text-indent="-0.3937in">
        <style:tab-stops/>
      </style:paragraph-properties>
    </style:style>
    <style:style style:name="P53" style:parent-style-name="Heading4" style:family="paragraph"/>
    <style:style style:name="P54" style:parent-style-name="Heading4" style:family="paragraph"/>
    <style:style style:name="P55" style:parent-style-name="Normal" style:family="paragraph">
      <style:paragraph-properties fo:margin-left="0.6895in" fo:text-indent="-0.3937in">
        <style:tab-stops/>
      </style:paragraph-properties>
    </style:style>
    <style:style style:name="P56" style:parent-style-name="Heading3" style:family="paragraph">
      <style:paragraph-properties fo:margin-left="0.6895in" fo:text-indent="-0.3937in">
        <style:tab-stops/>
      </style:paragraph-properties>
    </style:style>
    <style:style style:name="P57" style:parent-style-name="Heading1" style:family="paragraph"/>
  </office:automatic-styles>
  <office:body>
    <office:text text:use-soft-page-breaks="true">
      <text:p text:style-name="P1"><text:bookmark-start text:name="_Toc407903853"/>SACHA BARBER<text:bookmark-end text:name="_Toc407903853"/></text:p>
      <text:p text:style-name="P4"><text:bookmark-start text:name="_Toc407903854"/>F#<text:s/>in<text:s/>Finance, Final Exam Project<text:bookmark-end text:name="_Toc407903854"/></text:p>
      <text:p text:style-name="Normal"/>
      <text:p text:style-name="Normal"/>
      <text:p text:style-name="P5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407904219" office:target-frame-name="_top" xlink:show="replace"><text:span text:style-name="Hyperlink">1.</text:span><text:span text:style-name="T7"><text:tab/></text:span><text:span text:style-name="Hyperlink">The General Idea</text:span><text:tab/>3</text:a></text:p>
          <text:p text:style-name="P8"><text:a xlink:href="#_Toc407904220" office:target-frame-name="_top" xlink:show="replace"><text:span text:style-name="Hyperlink">2.</text:span><text:span text:style-name="T9"><text:tab/></text:span><text:span text:style-name="Hyperlink">The Overall Structure</text:span><text:tab/>3</text:a></text:p>
          <text:p text:style-name="P10"><text:a xlink:href="#_Toc407904221" office:target-frame-name="_top" xlink:show="replace"><text:span text:style-name="Hyperlink">3.</text:span><text:span text:style-name="T11"><text:tab/></text:span><text:span text:style-name="Hyperlink">Deep Dive Into Demo App</text:span><text:tab/>3</text:a></text:p>
          <text:p text:style-name="P12"><text:a xlink:href="#_Toc407904222" office:target-frame-name="_top" xlink:show="replace"><text:span text:style-name="Hyperlink">3.1</text:span><text:span text:style-name="T13"><text:tab/></text:span><text:span text:style-name="Hyperlink">BioCSharp.Interfaces</text:span><text:tab/>3</text:a></text:p>
          <text:p text:style-name="P14"><text:a xlink:href="#_Toc407904223" office:target-frame-name="_top" xlink:show="replace"><text:span text:style-name="Hyperlink">3.1.1</text:span><text:span text:style-name="T15"><text:tab/></text:span><text:span text:style-name="Hyperlink">The Interfaces</text:span><text:tab/>3</text:a></text:p>
          <text:p text:style-name="P16"><text:a xlink:href="#_Toc407904224" office:target-frame-name="_top" xlink:show="replace"><text:span text:style-name="Hyperlink">3.2</text:span><text:span text:style-name="T17"><text:tab/></text:span><text:span text:style-name="Hyperlink">BioCSharp</text:span><text:tab/>3</text:a></text:p>
          <text:p text:style-name="P18"><text:a xlink:href="#_Toc407904225" office:target-frame-name="_top" xlink:show="replace"><text:span text:style-name="Hyperlink">3.2.1</text:span><text:span text:style-name="T19"><text:tab/></text:span><text:span text:style-name="Hyperlink">BioMorphs</text:span><text:tab/>3</text:a></text:p>
          <text:p text:style-name="P20"><text:a xlink:href="#_Toc407904226" office:target-frame-name="_top" xlink:show="replace"><text:span text:style-name="Hyperlink">3.2.2</text:span><text:span text:style-name="T21"><text:tab/></text:span><text:span text:style-name="Hyperlink">Controls</text:span><text:tab/>3</text:a></text:p>
          <text:p text:style-name="P22"><text:a xlink:href="#_Toc407904227" office:target-frame-name="_top" xlink:show="replace"><text:span text:style-name="Hyperlink">3.3</text:span><text:span text:style-name="T23"><text:tab/></text:span><text:span text:style-name="Hyperlink">SachaBarberFSharpGeneticAlgorithm</text:span><text:tab/>3</text:a></text:p>
          <text:p text:style-name="P24"><text:a xlink:href="#_Toc407904228" office:target-frame-name="_top" xlink:show="replace"><text:span text:style-name="Hyperlink">3.3.1</text:span><text:span text:style-name="T25"><text:tab/></text:span><text:span text:style-name="Hyperlink">Initialisation</text:span><text:tab/>3</text:a></text:p>
          <text:p text:style-name="P26"><text:a xlink:href="#_Toc407904229" office:target-frame-name="_top" xlink:show="replace"><text:span text:style-name="Hyperlink">3.3.2</text:span><text:span text:style-name="T27"><text:tab/></text:span><text:span text:style-name="Hyperlink">The App Startup</text:span><text:tab/>3</text:a></text:p>
          <text:p text:style-name="P28"><text:a xlink:href="#_Toc407904230" office:target-frame-name="_top" xlink:show="replace"><text:span text:style-name="Hyperlink">3.3.3</text:span><text:span text:style-name="T29"><text:tab/></text:span><text:span text:style-name="Hyperlink">ViewModels General Approach</text:span><text:tab/>3</text:a></text:p>
          <text:p text:style-name="P30"><text:a xlink:href="#_Toc407904231" office:target-frame-name="_top" xlink:show="replace"><text:span text:style-name="Hyperlink">3.3.4</text:span><text:span text:style-name="T31"><text:tab/></text:span><text:span text:style-name="Hyperlink">MainWindowViewModel</text:span><text:tab/>3</text:a></text:p>
          <text:p text:style-name="P32"><text:a xlink:href="#_Toc407904232" office:target-frame-name="_top" xlink:show="replace"><text:span text:style-name="Hyperlink">4.</text:span><text:span text:style-name="T33"><text:tab/></text:span><text:span text:style-name="Hyperlink">Conclusion</text:span><text:tab/>4</text:a></text:p>
        </text:index-body>
      </text:table-of-content>
      <text:p text:style-name="Normal"/>
      <text:list text:style-name="LFO2" text:continue-numbering="true">
        <text:list-item>
          <text:p text:style-name="P34"><text:bookmark-start text:name="_Toc407904219"/><text:soft-page-break/>The General Idea<text:bookmark-end text:name="_Toc407904219"/></text:p>
        </text:list-item>
      </text:list>
      <text:list text:style-name="LFO2" text:continue-numbering="true">
        <text:list-item>
          <text:p text:style-name="P35"><text:bookmark-start text:name="_Toc407904220"/>The Overall Structure<text:bookmark-end text:name="_Toc407904220"/></text:p>
        </text:list-item>
      </text:list>
      <text:list text:style-name="LFO2" text:continue-numbering="true">
        <text:list-item>
          <text:p text:style-name="P36"><text:bookmark-start text:name="_Toc407904221"/>Deep Dive Into Demo App<text:bookmark-end text:name="_Toc407904221"/></text:p>
        </text:list-item>
      </text:list>
      <text:h text:style-name="P37" text:outline-level="2"/>
      <text:list text:style-name="LFO2" text:continue-numbering="true">
        <text:list-item>
          <text:list>
            <text:list-item>
              <text:p text:style-name="P38"><text:bookmark-start text:name="_Toc407904222"/>BioCSharp.Interfaces<text:bookmark-end text:name="_Toc407904222"/></text:p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39"><text:bookmark-start text:name="_Toc407904223"/>The Interfaces<text:bookmark-end text:name="_Toc407904223"/></text:p>
                </text:list-item>
              </text:list>
            </text:list-item>
          </text:list>
        </text:list-item>
      </text:list>
      <text:p text:style-name="Normal"/>
      <text:p text:style-name="Normal"/>
      <text:list text:style-name="LFO2" text:continue-numbering="true">
        <text:list-item>
          <text:list>
            <text:list-item>
              <text:p text:style-name="P40"><text:bookmark-start text:name="_Toc407904224"/>BioCSharp<text:bookmark-end text:name="_Toc407904224"/></text:p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41"><text:bookmark-start text:name="_Toc407904225"/>BioMorphs<text:bookmark-end text:name="_Toc407904225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2"><text:bookmark-start text:name="_Toc407904226"/>Controls<text:bookmark-end text:name="_Toc407904226"/></text:p>
                </text:list-item>
              </text:list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p text:style-name="P43"><text:bookmark-start text:name="_Toc407904227"/>SachaBarberFSharpGeneticAlgorithm<text:bookmark-end text:name="_Toc407904227"/></text:p>
            </text:list-item>
          </text:list>
        </text:list-item>
      </text:list>
      <text:p text:style-name="Normal"/>
      <text:list text:style-name="LFO2" text:continue-numbering="true">
        <text:list-item>
          <text:list>
            <text:list-item>
              <text:list>
                <text:list-item>
                  <text:p text:style-name="P44"><text:bookmark-start text:name="_Toc407904228"/>Initialisation<text:bookmark-end text:name="_Toc407904228"/><text:s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5">Deedle</text:p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6">CSVTypeProvider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text:style-name="LFO2" text:continue-numbering="true">
        <text:list-item>
          <text:list>
            <text:list-item>
              <text:list>
                <text:list-item>
                  <text:p text:style-name="P48"><text:bookmark-start text:name="_Toc407904229"/>The App Startup<text:bookmark-end text:name="_Toc407904229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49">Log4Net</text:p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0">XAMLTypeProvider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text:style-name="LFO2" text:continue-numbering="true">
        <text:list-item>
          <text:list>
            <text:list-item>
              <text:list>
                <text:list-item>
                  <text:p text:style-name="P52"><text:bookmark-start text:name="_Toc407904230"/>ViewModels General Approach<text:bookmark-end text:name="_Toc407904230"/></text:p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3">Attached DP To Locate VM</text:p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4">IOC For VM Services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text:style-name="LFO2" text:continue-numbering="true">
        <text:list-item>
          <text:list>
            <text:list-item>
              <text:list>
                <text:list-item>
                  <text:p text:style-name="P56"><text:bookmark-start text:name="_Toc407904231"/>MainWindowViewModel<text:bookmark-end text:name="_Toc407904231"/></text:p>
                </text:list-item>
              </text:list>
            </text:list-item>
          </text:list>
        </text:list-item>
      </text:list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57"><text:bookmark-start text:name="_Toc407904232"/><text:soft-page-break/>Conclusion<text:bookmark-end text:name="_Toc407904232"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>
      <style:graphic-properties style:wrap="run-through" style:run-through="foreground" draw:fill="none" draw:stroke="solid" svg:stroke-width="0.00694in" svg:stroke-color="#5b9bd5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file-name text:fixed="false" text:display="name-and-extension">SachaBarberFSharpInFinanceFinalCourseWork.odt</text:file-name><text:tab/><text:tab/><text:s text:c="3"/><text:page-number text:fixed="false">4</text:page-number><text:span text:style-name="T3"><draw:connector draw:type="line" svg:x1="-0.76364in" svg:y1="-0.18731in" svg:x2="7.0815in" svg:y2="-0.18731in" draw:z-index="251659264" draw:id="id0" draw:style-name="a0" draw:name="Straight Connector 1" text:anchor-type="paragraph"><svg:title/><svg:desc/></draw:connector></text:span><text:s/>of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cha Barber</meta:initial-creator>
    <dc:creator>Sacha Barber</dc:creator>
    <meta:creation-date>2015-01-01T19:14:00Z</meta:creation-date>
    <dc:date>2015-01-01T19:35:00Z</dc:date>
    <meta:template xlink:href="Normal.dotm" xlink:type="simple"/>
    <meta:editing-cycles>5</meta:editing-cycles>
    <meta:editing-duration>PT1260S</meta:editing-duration>
    <meta:document-statistic meta:page-count="4" meta:paragraph-count="3" meta:word-count="253" meta:character-count="1693" meta:row-count="12" meta:non-whitespace-character-count="1443"/>
  </office:meta>
</office:document-meta>
</file>